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12mm"/>
    </style:style>
    <style:style style:name="co2" style:family="table-column">
      <style:table-column-properties fo:break-before="auto" style:column-width="48.03mm"/>
    </style:style>
    <style:style style:name="co3" style:family="table-column">
      <style:table-column-properties fo:break-before="auto" style:column-width="38.45mm"/>
    </style:style>
    <style:style style:name="co4" style:family="table-column">
      <style:table-column-properties fo:break-before="auto" style:column-width="53.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int schedule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O DIRECTIO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ERMINAL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TOR – X AXIS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STOP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OTOR – Y AXIS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STOP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<text:span text:style-name="T1">MOTOR – </text:span>Z (0,1,2,3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STOP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<text:span text:style-name="T1">MOTOR – </text:span>E(0,1,2,3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TEND HEATE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TEND TEMPERATUR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FAN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FAN1, HOTEND FAN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2, CONTROLLER FAN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3, EXHAUST FAN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4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5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HEATBED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HEATBED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BUG (STM32 SOLUTION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 – PC13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6:36:49.454942654</meta:creation-date>
    <meta:generator>LibreOffice/6.0.7.3$Linux_X86_64 LibreOffice_project/00m0$Build-3</meta:generator>
    <dc:date>2019-04-23T19:30:48.891713439</dc:date>
    <meta:editing-duration>PT2H23M22S</meta:editing-duration>
    <meta:editing-cycles>8</meta:editing-cycles>
    <meta:document-statistic meta:table-count="1" meta:cell-count="109" meta:object-count="0"/>
  </office:meta>
</office:document-meta>
</file>